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631668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27"><text:span text:style-name="T9"><text:text-input text:description="&lt; _('FIRMA')&gt;">FIRMA</text:text-input></text:span><text:span text:style-name="T9">: </text:span><text:span text:style-name="T9"><text:text-input text:description="&lt;o.employee_id.name&gt;">COMPANY</text:text-input></text:span></text:p>
      <text:p text:style-name="P7"/>
      <text:p text:style-name="P7"/>
      <text:p text:style-name="P10"><text:span text:style-name="T11"/></text:p>
      <text:p text:style-name="P7"/>
      <text:p text:style-name="P7"/>
      <text:p text:style-name="P7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7"/>
      <text:p text:style-name="P7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7"/>
      <text:p text:style-name="P7"/>
      <text:p text:style-name="P7"/>
      <text:p text:style-name="P29"><text:span text:style-name="T1"><text:text-input text:description="&lt; _('Ime i prezime') &gt;">Ime i prezime</text:text-input></text:span><text:span text:style-name="T1">: </text:span></text:p>
      <text:p text:style-name="P7"/>
      <text:p text:style-name="P7"/>
      <text:p text:style-name="P7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7"/>
      <text:p text:style-name="P7"/>
      <text:p text:style-name="P7"/>
      <text:p text:style-name="P7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7"/>
      <text:p text:style-name="P7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7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9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6"><text:text-input text:description="&lt;setLang( 'en_US')&gt;">setLang_en_US</text:text-input></text:p>
      <text:p text:style-name="P4"><text:soft-page-break/><text:text-input text:description="&lt;if test=&quot;'Sick' in o.holiday_status_id.name&quot;&gt;">if sick leave</text:text-input> </text:p>
      <text:p text:style-name="P5"/>
      <text:p text:style-name="P27"><text:span text:style-name="T9"><text:text-input text:description="&lt; _('FIRMA') &gt;">FIRMA</text:text-input></text:span><text:span text:style-name="T9">: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8"/>
      <text:p text:style-name="P8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30"><text:span text:style-name="T1"><text:text-input text:description="&lt; _('Ime i prezime') &gt;">Ime i prezime</text:text-input></text:span><text:span text:style-name="T1">: </text:span></text:p>
      <text:p text:style-name="P8"/>
      <text:p text:style-name="P8"/>
      <text:p text:style-name="P8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8"/>
      <text:p text:style-name="P8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5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4T17:42:08.276357615</dc:date>
    <meta:print-date>2016-03-11T12:22:00</meta:print-date>
    <meta:editing-cycles>77</meta:editing-cycles>
    <meta:generator>LibreOffice/5.1.5.2$Linux_X86_64 LibreOffice_project/10m0$Build-2</meta:generator>
    <meta:editing-duration>P1DT7H6M21S</meta:editing-duration>
    <meta:document-statistic meta:table-count="0" meta:image-count="0" meta:object-count="0" meta:page-count="2" meta:paragraph-count="29" meta:word-count="221" meta:character-count="1058" meta:non-whitespace-character-count="955"/>
  </office:meta>
</office:document-meta>
</file>